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pResolver.getIvy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setArt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RepResolver.updateWhole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getWholeAr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getAr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get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ensureIvyConfigured( ResolverSettings 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RepResolver.exist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getAr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setArtroot( String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RepResolver.IvyRep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RepResolver.download( Artifact [ ] artifacts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ensureArtifactConfigured( ResolverSettings 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RepResolver.getArtifac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listRevisions( ModuleEntry m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RepResolver.locat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setIvy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RepResolver.listOrganisa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RepResolver.getWholeIvyPatter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pResolver.updateWholeAr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getDependency( DependencyDescriptor dd ,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setM2compatible( boolean m2compat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RepResolver.findArtifactRef( Artifact artifact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Resolver.setIvyroot( String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RepResolver.startElement( String uri , String localName , String qName , org . xml . sax .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RepResolver.listModules( OrganisationEntry o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RepResolver.getIvy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Resolver.publish( Artifact artifact ,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